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a2b" officeooo:paragraph-rsid="0011d75a"/>
    </style:style>
    <style:style style:name="P2" style:family="paragraph" style:parent-style-name="Standard">
      <style:text-properties officeooo:rsid="000ecb6e" officeooo:paragraph-rsid="000c1a2b"/>
    </style:style>
    <style:style style:name="P3" style:family="paragraph" style:parent-style-name="Standard">
      <style:text-properties officeooo:rsid="00121a6c" officeooo:paragraph-rsid="00121a6c"/>
    </style:style>
    <style:style style:name="P4" style:family="paragraph" style:parent-style-name="Standard" style:list-style-name="L1">
      <style:text-properties officeooo:rsid="000c1a2b" officeooo:paragraph-rsid="0011d75a"/>
    </style:style>
    <style:style style:name="P5" style:family="paragraph" style:parent-style-name="Standard" style:list-style-name="L2">
      <style:text-properties officeooo:rsid="000c1a2b" officeooo:paragraph-rsid="0011d75a"/>
    </style:style>
    <style:style style:name="P6" style:family="paragraph" style:parent-style-name="Standard" style:list-style-name="L3">
      <style:text-properties officeooo:rsid="000c1a2b" officeooo:paragraph-rsid="0011d75a"/>
    </style:style>
    <style:style style:name="P7" style:family="paragraph" style:parent-style-name="Standard" style:list-style-name="L3">
      <style:text-properties officeooo:rsid="000c1a2b" officeooo:paragraph-rsid="0018d580"/>
    </style:style>
    <style:style style:name="P8" style:family="paragraph" style:parent-style-name="Standard" style:list-style-name="L2">
      <style:text-properties officeooo:paragraph-rsid="0011d75a"/>
    </style:style>
    <style:style style:name="P9" style:family="paragraph" style:parent-style-name="Standard" style:list-style-name="L2">
      <style:text-properties officeooo:rsid="00121a6c" officeooo:paragraph-rsid="001689fc"/>
    </style:style>
    <style:style style:name="P10" style:family="paragraph" style:parent-style-name="Standard" style:list-style-name="L3">
      <style:text-properties officeooo:rsid="00121a6c" officeooo:paragraph-rsid="00121a6c"/>
    </style:style>
    <style:style style:name="P11" style:family="paragraph" style:parent-style-name="Standard" style:list-style-name="L4">
      <style:text-properties officeooo:rsid="00121a6c" officeooo:paragraph-rsid="0018d580"/>
    </style:style>
    <style:style style:name="P12" style:family="paragraph" style:parent-style-name="Standard" style:list-style-name="L4">
      <style:text-properties officeooo:rsid="00121a6c" officeooo:paragraph-rsid="00121a6c"/>
    </style:style>
    <style:style style:name="P13" style:family="paragraph" style:parent-style-name="Standard" style:list-style-name="L3">
      <style:text-properties officeooo:paragraph-rsid="0011d75a"/>
    </style:style>
    <style:style style:name="P14" style:family="paragraph" style:parent-style-name="Standard" style:list-style-name="L3">
      <style:text-properties officeooo:rsid="000ecb6e" officeooo:paragraph-rsid="0011d75a"/>
    </style:style>
    <style:style style:name="T1" style:family="text">
      <style:text-properties officeooo:rsid="00121a6c"/>
    </style:style>
    <style:style style:name="T2" style:family="text">
      <style:text-properties officeooo:rsid="000c1a2b"/>
    </style:style>
    <style:style style:name="T3" style:family="text">
      <style:text-properties officeooo:rsid="0013e50d"/>
    </style:style>
    <style:style style:name="T4" style:family="text">
      <style:text-properties officeooo:rsid="00154ccb"/>
    </style:style>
    <style:style style:name="T5" style:family="text">
      <style:text-properties officeooo:rsid="0018d580"/>
    </style:style>
    <style:style style:name="T6" style:family="text">
      <style:text-properties officeooo:rsid="00196f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_table</text:p>
      <text:list xml:id="list1506449897" text:style-name="L1">
        <text:list-item>
          <text:p text:style-name="P4">user_id<text:span text:style-name="T5">(primary key)</text:span></text:p>
        </text:list-item>
        <text:list-item>
          <text:p text:style-name="P4">username</text:p>
        </text:list-item>
        <text:list-item>
          <text:p text:style-name="P4">passcode</text:p>
        </text:list-item>
        <text:list-item>
          <text:p text:style-name="P4">first name</text:p>
        </text:list-item>
        <text:list-item>
          <text:p text:style-name="P4">last_name</text:p>
        </text:list-item>
        <text:list-item>
          <text:p text:style-name="P4">-stretch photo</text:p>
        </text:list-item>
      </text:list>
      <text:p text:style-name="P1"/>
      <text:p text:style-name="P1">employee_table</text:p>
      <text:list xml:id="list3114785338" text:style-name="L2">
        <text:list-item>
          <text:p text:style-name="P5">employee_id<text:span text:style-name="T6">(primary key)</text:span></text:p>
        </text:list-item>
        <text:list-item>
          <text:p text:style-name="P9">handler_id (should be null if the employee is a handler)</text:p>
        </text:list-item>
        <text:list-item>
          <text:p text:style-name="P8"><text:span text:style-name="T2">boolean </text:span><text:span text:style-name="T3">shield handler</text:span><text:span text:style-name="T2"> or shield agent</text:span></text:p>
        </text:list-item>
        <text:list-item>
          <text:p text:style-name="P5">username</text:p>
        </text:list-item>
        <text:list-item>
          <text:p text:style-name="P5">passcode</text:p>
        </text:list-item>
        <text:list-item>
          <text:p text:style-name="P5">first name</text:p>
        </text:list-item>
        <text:list-item>
          <text:p text:style-name="P5">last name</text:p>
        </text:list-item>
        <text:list-item>
          <text:p text:style-name="P5">-stretch photo</text:p>
        </text:list-item>
      </text:list>
      <text:p text:style-name="P1"/>
      <text:p text:style-name="P1">claim_table</text:p>
      <text:list xml:id="list813669656" text:style-name="L3">
        <text:list-item>
          <text:p text:style-name="P6">claim_id<text:span text:style-name="T5">(primary key)</text:span></text:p>
        </text:list-item>
        <text:list-item>
          <text:p text:style-name="P7">user_id<text:span text:style-name="T5">(foreign key)</text:span></text:p>
        </text:list-item>
        <text:list-item>
          <text:p text:style-name="P7">employee_id<text:span text:style-name="T5">(foreign key)</text:span></text:p>
        </text:list-item>
        <text:list-item>
          <text:p text:style-name="P6">amount</text:p>
        </text:list-item>
        <text:list-item>
          <text:p text:style-name="P6">description</text:p>
        </text:list-item>
        <text:list-item>
          <text:p text:style-name="P10">date_of_occurrence</text:p>
        </text:list-item>
        <text:list-item>
          <text:p text:style-name="P10">location_of_occurrence</text:p>
        </text:list-item>
        <text:list-item>
          <text:p text:style-name="P6">datetime_<text:span text:style-name="T1">of_creation</text:span></text:p>
        </text:list-item>
        <text:list-item>
          <text:p text:style-name="P14">approval</text:p>
        </text:list-item>
        <text:list-item>
          <text:p text:style-name="P13"><text:span text:style-name="T1">handler</text:span><text:span text:style-name="T2">_message</text:span></text:p>
        </text:list-item>
        <text:list-item>
          <text:p text:style-name="P6">-stretch photo</text:p>
        </text:list-item>
      </text:list>
      <text:p text:style-name="P1"/>
      <text:p text:style-name="P3">debriefing_table</text:p>
      <text:list xml:id="list4063900819" text:style-name="L4">
        <text:list-item>
          <text:p text:style-name="P11">debriefing_id<text:span text:style-name="T5">(primary key)</text:span></text:p>
        </text:list-item>
        <text:list-item>
          <text:p text:style-name="P11">employee_id<text:span text:style-name="T5">(foreign key)</text:span></text:p>
        </text:list-item>
        <text:list-item>
          <text:p text:style-name="P11">handler_id<text:span text:style-name="T4">(optional </text:span><text:span text:style-name="T5">and foreign key</text:span><text:span text:style-name="T4">)</text:span></text:p>
        </text:list-item>
        <text:list-item>
          <text:p text:style-name="P12">debriefing_text</text:p>
        </text:list-item>
        <text:list-item>
          <text:p text:style-name="P12">date_of_occurrence</text:p>
        </text:list-item>
        <text:list-item>
          <text:p text:style-name="P12">location_of_occurrence</text:p>
        </text:list-item>
        <text:list-item>
          <text:p text:style-name="P12">datetime_of_creation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8T15:53:31.182000000</meta:creation-date>
    <dc:date>2021-12-29T08:46:37.294000000</dc:date>
    <meta:editing-duration>PT50M36S</meta:editing-duration>
    <meta:editing-cycles>11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36" meta:word-count="98" meta:character-count="659" meta:non-whitespace-character-count="629"/>
  </office:meta>
</office:document-meta>
</file>